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istentIndex.copyIndex( AbstractIndex ind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ersistentIndex.PersistentIndex( String name , Analyzer analyzer , Similarity similarity , DocNumberCache cache , IndexingQueue indexingQueue , DirectoryManager directoryManag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ersistentIndex.mergeIndex( AbstractIndex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istentIndex.addIndexes( IndexReader [ ] r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istentIndex.getNumDocu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tIndex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istentIndex.removeDocument( Term idTer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ersistentIndex.getReadOnlyIndexReader( Index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istentIndex.rese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